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Acquiring Agency through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4"/>Human-Data Interaction in the Early Help Context<text:bookmark-end text:name="chapter-4"/></text:h>
      <text:p text:style-name="First_20_paragraph">[Target 15,000 words]</text:p>
      <text:h text:style-name="Heading_20_2" text:outline-level="2"><text:bookmark-start text:name="research-context-rationale"/>Research Context &amp; Rationale<text:bookmark-end text:name="research-context-rationale"/></text:h>
      <text:p text:style-name="First_20_paragraph">[Target X words]</text:p>
      <text:p text:style-name="Text_20_body">Explaining the early help context and why it is relevant. Explaining my involvement with the SILVER project as both researcher and developer (or does this statement go somewhere else as declaration of interest?)</text:p>
      <text:h text:style-name="Heading_20_2" text:outline-level="2"><text:bookmark-start text:name="understanding-family-perspectives-on-data---2017-home-visits"/>Understanding Family Perspectives on Data - 2017 Home Visits<text:bookmark-end text:name="understanding-family-perspectives-on-data---2017-home-visits"/></text:h>
      <text:p text:style-name="First_20_paragraph">[Target X words]</text:p>
      <text:h text:style-name="Heading_20_3" text:outline-level="3"><text:bookmark-start text:name="the-study"/>The study<text:bookmark-end text:name="the-study"/></text:h>
      <text:p text:style-name="First_20_paragraph">[Target X words]</text:p>
      <text:p text:style-name="Text_20_body">From CHI 2018 paper</text:p>
      <text:h text:style-name="Heading_20_3" text:outline-level="3"><text:bookmark-start text:name="findings"/>Findings<text:bookmark-end text:name="findings"/></text:h>
      <text:p text:style-name="First_20_paragraph">[Target X words]</text:p>
      <text:p text:style-name="Text_20_body">From CHI 2018 paper</text:p>
      <text:h text:style-name="Heading_20_2" text:outline-level="2"><text:bookmark-start text:name="exploring-the-role-of-data-in-the-support-worker-relationship---2018-workshops"/>Exploring the Role of Data in the Support Worker Relationship - 2018 Workshops<text:bookmark-end text:name="exploring-the-role-of-data-in-the-support-worker-relationship---2018-workshops"/></text:h>
      <text:p text:style-name="First_20_paragraph">[Target X words]</text:p>
      <text:h text:style-name="Heading_20_3" text:outline-level="3"><text:bookmark-start text:name="the-study-1"/>The study<text:bookmark-end text:name="the-study-1"/></text:h>
      <text:p text:style-name="First_20_paragraph">[Target X words]</text:p>
      <text:p text:style-name="Text_20_body">From CHI 2019 LBW paper and unpublished journal paper</text:p>
      <text:h text:style-name="Heading_20_3" text:outline-level="3"><text:bookmark-start text:name="findings-1"/>Findings<text:bookmark-end text:name="findings-1"/></text:h>
      <text:p text:style-name="First_20_paragraph">[Target X words]</text:p>
      <text:p text:style-name="Text_20_body">From CHI 2019 LBW paper and unpublished journal paper</text:p>
      <text:h text:style-name="Heading_20_2" text:outline-level="2"><text:bookmark-start text:name="discussion"/>Discussion<text:bookmark-end text:name="discussion"/></text:h>
      <text:p text:style-name="First_20_paragraph">[Target X words]</text:p>
      <text:p text:style-name="Text_20_body">From CHI 2018 paper and From CHI 2019 LBW paper and unpublished journal paper. But also wider discussion with a greater focus on tying everything back to the research question and agency-increasing framing.</text:p>
      <text:p text:style-name="Text_20_body">include:</text:p>
      <text:h text:style-name="Heading_20_3" text:outline-level="3"><text:bookmark-start text:name="silver-project"/>SILVER project<text:bookmark-end text:name="silver-project"/></text:h>
      <text:p text:style-name="First_20_paragraph">[Target X words]</text:p>
      <text:p text:style-name="Text_20_body">What we did and didn’t achieve in building a health data interface. Including critique of the project’s positioning as “a staff data interface is the answer” and the challenges of building for a dynamically changing, messy, secretive, proprietary world of interconnected systems and changing standards.</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Acquiring Agency through Personal Data</dc:title>
    <dc:description/>
    <dc:subject/>
    <meta:keyword/>
    <meta:initial-creator>Alex Bowyer</meta:initial-creator>
    <dc:creator>Alex Bowyer</dc:creator>
    <meta:creation-date>2020-11-12T16:28:17Z</meta:creation-date>
    <dc:date>2020-11-12T16:28:17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